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nipedia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nam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cal identites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ungeon layout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enemy suite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unique features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 practic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more player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enemy progra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design more room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Online presence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ch page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screenshots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gameplay footage</text:p>
          </table:table-cell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iscussion topics, introductions and CTA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try webgl build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ial media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plug the itch page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identify influencers</text:p>
          </table:table-cell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et cover art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ath animations/ particle effec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soft endpoin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ncorporate user sugges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DO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00-00-00</text:date>, <text:time style:data-style-name="N2" text:time-value="10:31:03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5-13T12:54:23.159000000</dc:date>
    <meta:editing-duration>P7DT12H53M2S</meta:editing-duration>
    <meta:editing-cycles>54</meta:editing-cycles>
    <meta:document-statistic meta:table-count="1" meta:cell-count="192" meta:object-count="0"/>
  </office:meta>
</office:document-meta>
</file>